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Arial" svg:font-family="Arial" style:font-family-generic="swiss"/>
    <style:font-face style:name="FreeSans1" svg:font-family="FreeSans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7.5in" fo:break-before="page" table:align="margins"/>
    </style:style>
    <style:style style:name="Table1.A" style:family="table-column">
      <style:table-column-properties style:column-width="3.7493in" style:rel-column-width="32761*"/>
    </style:style>
    <style:style style:name="Table1.B" style:family="table-column">
      <style:table-column-properties style:column-width="3.7507in" style:rel-column-width="32774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7.5in" fo:break-before="page" table:align="margins"/>
    </style:style>
    <style:style style:name="Table2.A" style:family="table-column">
      <style:table-column-properties style:column-width="3.75in" style:rel-column-width="32767*"/>
    </style:style>
    <style:style style:name="Table2.B" style:family="table-column">
      <style:table-column-properties style:column-width="3.75in" style:rel-column-width="3276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2f4c5" officeooo:paragraph-rsid="0002f4c5"/>
    </style:style>
    <style:style style:name="P2" style:family="paragraph" style:parent-style-name="Standard">
      <style:text-properties fo:font-style="normal" fo:font-weight="bold" officeooo:rsid="0002f4c5" officeooo:paragraph-rsid="0002f4c5" style:font-style-asian="normal" style:font-weight-asian="bold" style:font-style-complex="normal" style:font-weight-complex="bold"/>
    </style:style>
    <style:style style:name="P3" style:family="paragraph" style:parent-style-name="Standard">
      <style:text-properties fo:font-style="normal" fo:font-weight="bold" officeooo:rsid="000412ed" officeooo:paragraph-rsid="000412ed" style:font-style-asian="normal" style:font-weight-asian="bold" style:font-style-complex="normal" style:font-weight-complex="bold"/>
    </style:style>
    <style:style style:name="P4" style:family="paragraph" style:parent-style-name="Standard">
      <style:text-properties officeooo:rsid="000d59d5" officeooo:paragraph-rsid="000d59d5"/>
    </style:style>
    <style:style style:name="P5" style:family="paragraph" style:parent-style-name="Table_20_Contents">
      <style:text-properties fo:font-weight="bold" officeooo:rsid="000412ed" officeooo:paragraph-rsid="000412ed" style:font-weight-asian="bold" style:font-weight-complex="bold"/>
    </style:style>
    <style:style style:name="P6" style:family="paragraph" style:parent-style-name="Table_20_Contents">
      <style:text-properties fo:font-weight="bold" officeooo:rsid="000650ab" officeooo:paragraph-rsid="000650ab" style:font-weight-asian="bold" style:font-weight-complex="bold"/>
    </style:style>
    <style:style style:name="P7" style:family="paragraph" style:parent-style-name="Table_20_Contents">
      <style:text-properties fo:font-weight="bold" officeooo:rsid="00070755" officeooo:paragraph-rsid="00070755" style:font-weight-asian="bold" style:font-weight-complex="bold"/>
    </style:style>
    <style:style style:name="P8" style:family="paragraph" style:parent-style-name="Table_20_Contents">
      <style:text-properties fo:font-weight="bold" officeooo:rsid="0008c529" officeooo:paragraph-rsid="0008c529" style:font-weight-asian="bold" style:font-weight-complex="bold"/>
    </style:style>
    <style:style style:name="P9" style:family="paragraph" style:parent-style-name="Table_20_Contents">
      <style:text-properties fo:font-weight="normal" officeooo:rsid="000b2ce5" officeooo:paragraph-rsid="000b2ce5" style:font-weight-asian="normal" style:font-weight-complex="normal"/>
    </style:style>
    <style:style style:name="P10" style:family="paragraph" style:parent-style-name="Table_20_Contents">
      <style:text-properties fo:font-weight="normal" officeooo:rsid="000cf3c8" officeooo:paragraph-rsid="000cf3c8" style:font-weight-asian="normal" style:font-weight-complex="normal"/>
    </style:style>
    <style:style style:name="P11" style:family="paragraph" style:parent-style-name="Table_20_Contents">
      <style:text-properties fo:font-weight="normal" officeooo:rsid="000cf3c8" officeooo:paragraph-rsid="0011735a" style:font-weight-asian="normal" style:font-weight-complex="normal"/>
    </style:style>
    <style:style style:name="P12" style:family="paragraph" style:parent-style-name="Table_20_Contents">
      <style:text-properties fo:font-weight="normal" officeooo:rsid="000eed19" officeooo:paragraph-rsid="000eed19" style:font-weight-asian="normal" style:font-weight-complex="normal"/>
    </style:style>
    <style:style style:name="P13" style:family="paragraph" style:parent-style-name="Table_20_Contents">
      <style:text-properties fo:font-weight="normal" officeooo:rsid="000eed19" officeooo:paragraph-rsid="000fc278" style:font-weight-asian="normal" style:font-weight-complex="normal"/>
    </style:style>
    <style:style style:name="P1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bold" officeooo:rsid="0004ad9e" officeooo:paragraph-rsid="0004ad9e" style:font-weight-asian="bold" style:font-weight-complex="bold"/>
    </style:style>
    <style:style style:name="P15" style:family="paragraph" style:parent-style-name="Standard" style:list-style-name="L1">
      <style:text-properties officeooo:rsid="0002f4c5" officeooo:paragraph-rsid="0002f4c5"/>
    </style:style>
    <style:style style:name="P16" style:family="paragraph" style:parent-style-name="Standard" style:list-style-name="L2">
      <style:text-properties officeooo:rsid="000d59d5" officeooo:paragraph-rsid="000d59d5"/>
    </style:style>
    <style:style style:name="P17" style:family="paragraph" style:parent-style-name="Standard" style:list-style-name="L2">
      <style:text-properties officeooo:rsid="000eed19" officeooo:paragraph-rsid="000eed19"/>
    </style:style>
    <style:style style:name="P18" style:family="paragraph" style:parent-style-name="Standard" style:list-style-name="L3">
      <style:text-properties fo:font-style="normal" fo:font-weight="normal" officeooo:rsid="000412ed" officeooo:paragraph-rsid="000412ed" style:font-style-asian="normal" style:font-weight-asian="normal" style:font-style-complex="normal" style:font-weight-complex="normal"/>
    </style:style>
    <style:style style:name="P19" style:family="paragraph" style:parent-style-name="Standard" style:list-style-name="L3">
      <style:text-properties fo:font-style="normal" fo:font-weight="normal" officeooo:rsid="0004ad9e" officeooo:paragraph-rsid="0004ad9e" style:font-style-asian="normal" style:font-weight-asian="normal" style:font-style-complex="normal" style:font-weight-complex="normal"/>
    </style:style>
    <style:style style:name="P20" style:family="paragraph" style:parent-style-name="Standard" style:list-style-name="L4">
      <loext:graphic-properties draw:fill="none"/>
      <style:paragraph-properties fo:background-color="transparent"/>
      <style:text-properties fo:font-weight="normal" officeooo:rsid="0004ad9e" officeooo:paragraph-rsid="0004ad9e" style:font-weight-asian="normal" style:font-weight-complex="normal"/>
    </style:style>
    <style:style style:name="P21" style:family="paragraph" style:parent-style-name="Standard" style:list-style-name="L4">
      <loext:graphic-properties draw:fill="none"/>
      <style:paragraph-properties fo:background-color="transparent"/>
      <style:text-properties officeooo:rsid="0004ad9e" officeooo:paragraph-rsid="0004ad9e"/>
    </style:style>
    <style:style style:name="P22" style:family="paragraph" style:parent-style-name="Standard" style:list-style-name="L1">
      <loext:graphic-properties draw:fill="none"/>
      <style:paragraph-properties fo:margin-left="0in" fo:margin-right="0in" fo:text-indent="0in" style:auto-text-indent="false" fo:background-color="transparent"/>
      <style:text-properties fo:font-weight="bold" officeooo:rsid="0002f4c5" officeooo:paragraph-rsid="0002f4c5" style:font-weight-asian="bold" style:font-weight-complex="bold"/>
    </style:style>
    <style:style style:name="P23" style:family="paragraph" style:parent-style-name="Standard" style:list-style-name="L4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rsid="0004ad9e" officeooo:paragraph-rsid="0004ad9e" style:font-weight-asian="normal" style:font-weight-complex="normal"/>
    </style:style>
    <style:style style:name="P24" style:family="paragraph" style:parent-style-name="Table_20_Contents" style:list-style-name="L5">
      <style:text-properties fo:font-weight="normal" officeooo:rsid="000412ed" officeooo:paragraph-rsid="000412ed" style:font-weight-asian="normal" style:font-weight-complex="normal"/>
    </style:style>
    <style:style style:name="P25" style:family="paragraph" style:parent-style-name="Table_20_Contents" style:list-style-name="L7">
      <style:text-properties fo:font-weight="normal" officeooo:rsid="0004ad9e" officeooo:paragraph-rsid="0004ad9e" style:font-weight-asian="normal" style:font-weight-complex="normal"/>
    </style:style>
    <style:style style:name="P26" style:family="paragraph" style:parent-style-name="Table_20_Contents" style:list-style-name="L9">
      <style:text-properties fo:font-weight="normal" officeooo:rsid="000cf3c8" officeooo:paragraph-rsid="000cf3c8" style:font-weight-asian="normal" style:font-weight-complex="normal"/>
    </style:style>
    <style:style style:name="P27" style:family="paragraph" style:parent-style-name="Table_20_Contents" style:list-style-name="L10">
      <style:text-properties fo:font-weight="normal" officeooo:rsid="000cf3c8" officeooo:paragraph-rsid="000cf3c8" style:font-weight-asian="normal" style:font-weight-complex="normal"/>
    </style:style>
    <style:style style:name="P28" style:family="paragraph" style:parent-style-name="Table_20_Contents" style:list-style-name="L11">
      <style:text-properties fo:font-weight="normal" officeooo:rsid="000cf3c8" officeooo:paragraph-rsid="0011735a" style:font-weight-asian="normal" style:font-weight-complex="normal"/>
    </style:style>
    <style:style style:name="P29" style:family="paragraph" style:parent-style-name="Table_20_Contents" style:list-style-name="L9">
      <style:text-properties fo:font-weight="normal" officeooo:rsid="0011735a" officeooo:paragraph-rsid="0011735a" style:font-weight-asian="normal" style:font-weight-complex="normal"/>
    </style:style>
    <style:style style:name="P30" style:family="paragraph" style:parent-style-name="Table_20_Contents" style:list-style-name="L12">
      <style:text-properties fo:font-weight="normal" officeooo:rsid="0011735a" officeooo:paragraph-rsid="000d59d5" style:font-weight-asian="normal" style:font-weight-complex="normal"/>
    </style:style>
    <style:style style:name="P31" style:family="paragraph" style:parent-style-name="Table_20_Contents" style:list-style-name="L11">
      <style:text-properties fo:font-weight="normal" officeooo:rsid="000d59d5" officeooo:paragraph-rsid="000d59d5" style:font-weight-asian="normal" style:font-weight-complex="normal"/>
    </style:style>
    <style:style style:name="P32" style:family="paragraph" style:parent-style-name="Table_20_Contents" style:list-style-name="L12">
      <style:text-properties fo:font-weight="normal" officeooo:rsid="000d59d5" officeooo:paragraph-rsid="000d59d5" style:font-weight-asian="normal" style:font-weight-complex="normal"/>
    </style:style>
    <style:style style:name="P33" style:family="paragraph" style:parent-style-name="Table_20_Contents" style:list-style-name="L13">
      <style:text-properties fo:font-weight="normal" officeooo:rsid="0008c529" officeooo:paragraph-rsid="0008c529" style:font-weight-asian="normal" style:font-weight-complex="normal"/>
    </style:style>
    <style:style style:name="P34" style:family="paragraph" style:parent-style-name="Table_20_Contents" style:list-style-name="L14">
      <style:text-properties fo:font-weight="normal" officeooo:rsid="0009a49b" officeooo:paragraph-rsid="0009a49b" style:font-weight-asian="normal" style:font-weight-complex="normal"/>
    </style:style>
    <style:style style:name="P35" style:family="paragraph" style:parent-style-name="Table_20_Contents" style:list-style-name="L15">
      <style:text-properties fo:font-weight="normal" officeooo:rsid="000b2ce5" officeooo:paragraph-rsid="000b2ce5" style:font-weight-asian="normal" style:font-weight-complex="normal"/>
    </style:style>
    <style:style style:name="P36" style:family="paragraph" style:parent-style-name="Table_20_Contents" style:list-style-name="L16">
      <style:text-properties fo:font-weight="normal" officeooo:rsid="000eed19" officeooo:paragraph-rsid="000eed19" style:font-weight-asian="normal" style:font-weight-complex="normal"/>
    </style:style>
    <style:style style:name="P37" style:family="paragraph" style:parent-style-name="Table_20_Contents" style:list-style-name="L17">
      <style:text-properties fo:font-weight="normal" officeooo:rsid="000eed19" officeooo:paragraph-rsid="000fc278" style:font-weight-asian="normal" style:font-weight-complex="normal"/>
    </style:style>
    <style:style style:name="P38" style:family="paragraph" style:parent-style-name="Table_20_Contents" style:list-style-name="L6">
      <style:text-properties officeooo:rsid="000412ed" officeooo:paragraph-rsid="000412ed"/>
    </style:style>
    <style:style style:name="P39" style:family="paragraph" style:parent-style-name="Table_20_Contents" style:list-style-name="L6">
      <style:text-properties officeooo:rsid="000d59d5" officeooo:paragraph-rsid="000d59d5"/>
    </style:style>
    <style:style style:name="P40" style:family="paragraph" style:parent-style-name="Table_20_Contents" style:list-style-name="L8">
      <style:text-properties officeooo:rsid="000650ab" officeooo:paragraph-rsid="000650ab"/>
    </style:style>
    <style:style style:name="P41" style:family="paragraph" style:parent-style-name="Table_20_Contents" style:list-style-name="L8">
      <style:text-properties officeooo:rsid="00070755" officeooo:paragraph-rsid="00070755"/>
    </style:style>
    <style:style style:name="P42" style:family="paragraph" style:parent-style-name="Table_20_Contents" style:list-style-name="L13">
      <style:text-properties officeooo:rsid="0008c529" officeooo:paragraph-rsid="0008c529"/>
    </style:style>
    <style:style style:name="P43" style:family="paragraph" style:parent-style-name="Table_20_Contents" style:list-style-name="L17">
      <style:text-properties officeooo:rsid="000fc278" officeooo:paragraph-rsid="000fc278"/>
    </style:style>
    <style:style style:name="P44" style:family="paragraph" style:parent-style-name="Table_20_Contents" style:list-style-name="L7">
      <loext:graphic-properties draw:fill="none"/>
      <style:paragraph-properties fo:margin-left="-0.0618in" fo:margin-right="0in" fo:text-indent="0in" style:auto-text-indent="false" fo:background-color="transparent" text:number-lines="false" text:line-number="0"/>
      <style:text-properties fo:font-weight="normal" officeooo:rsid="0004ad9e" officeooo:paragraph-rsid="0004ad9e" style:font-weight-asian="normal" style:font-weight-complex="normal"/>
    </style:style>
    <style:style style:name="P45" style:family="paragraph" style:parent-style-name="Table_20_Contents" style:list-style-name="L13">
      <loext:graphic-properties draw:fill="none"/>
      <style:paragraph-properties fo:margin-left="0in" fo:margin-right="0in" fo:text-indent="0in" style:auto-text-indent="false" fo:background-color="transparent" text:number-lines="false" text:line-number="0">
        <style:tab-stops>
          <style:tab-stop style:position="-0.2453in"/>
        </style:tab-stops>
      </style:paragraph-properties>
      <style:text-properties officeooo:rsid="0008c529" officeooo:paragraph-rsid="0008c529"/>
    </style:style>
    <style:style style:name="P46" style:family="paragraph" style:parent-style-name="Table_20_Contents" style:list-style-name="L14">
      <loext:graphic-properties draw:fill="none"/>
      <style:paragraph-properties fo:margin-left="0in" fo:margin-right="0in" fo:text-indent="0in" style:auto-text-indent="false" fo:background-color="transparent" text:number-lines="false" text:line-number="0"/>
      <style:text-properties fo:font-weight="normal" officeooo:rsid="000a8d04" officeooo:paragraph-rsid="000a8d04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64861" style:font-weight-asian="normal" style:font-weight-complex="normal"/>
    </style:style>
    <style:style style:name="T3" style:family="text">
      <style:text-properties fo:font-weight="normal" officeooo:rsid="00070755" style:font-weight-asian="normal" style:font-weight-complex="normal"/>
    </style:style>
    <style:style style:name="T4" style:family="text">
      <style:text-properties fo:font-weight="normal" officeooo:rsid="000eed19" style:font-weight-asian="normal" style:font-weight-complex="normal"/>
    </style:style>
    <style:style style:name="T5" style:family="text">
      <style:text-properties officeooo:rsid="0004ad9e"/>
    </style:style>
    <style:style style:name="T6" style:family="text">
      <style:text-properties officeooo:rsid="00064861"/>
    </style:style>
    <style:style style:name="T7" style:family="text">
      <style:text-properties officeooo:rsid="0008c529"/>
    </style:style>
    <style:style style:name="T8" style:family="text">
      <style:text-properties officeooo:rsid="000a8d04"/>
    </style:style>
    <style:style style:name="T9" style:family="text">
      <style:text-properties officeooo:rsid="000b2ce5"/>
    </style:style>
    <style:style style:name="T10" style:family="text">
      <style:text-properties officeooo:rsid="000cf3c8"/>
    </style:style>
    <style:style style:name="T11" style:family="text">
      <style:text-properties officeooo:rsid="000d59d5"/>
    </style:style>
    <style:style style:name="T12" style:family="text">
      <style:text-properties officeooo:rsid="000eed19"/>
    </style:style>
    <style:style style:name="T13" style:family="text">
      <style:text-properties officeooo:rsid="0011735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h text:style-name="Heading_20_1" text:outline-level="1">CTS2 User Guide</text:h>
          </table:table-cell>
          <table:table-cell table:style-name="Table1.B1" office:value-type="string">
            <text:list xml:id="list1163652858" text:style-name="L1">
              <text:list-header>
                <text:p text:style-name="P22"/>
              </text:list-header>
            </text:list>
          </table:table-cell>
        </table:table-row>
        <table:table-row>
          <table:table-cell table:style-name="Table1.A2" office:value-type="string">
            <text:p text:style-name="P2">Access CTS2:</text:p>
            <text:list xml:id="list181021445711293" text:continue-numbering="true" text:style-name="L1">
              <text:list-item>
                <text:p text:style-name="P15">navigate to <text:a xlink:type="simple" xlink:href="https://apps.pacwilica.org/cts2" text:style-name="Internet_20_link" text:visited-style-name="Visited_20_Internet_20_Link">https://apps.pacwilica.org/cts2</text:a></text:p>
              </text:list-item>
              <text:list-item>
                <text:p text:style-name="P15">enter valid userid and password</text:p>
              </text:list-item>
            </text:list>
            <text:p text:style-name="P4">NOTES:</text:p>
            <text:list xml:id="list3066466160" text:style-name="L2">
              <text:list-item>
                <text:p text:style-name="P16">Initial page <text:span text:style-name="T12">displayed </text:span>is the 'HOME' page.</text:p>
              </text:list-item>
              <text:list-item>
                <text:p text:style-name="P17">Latest 5 bulletin board items are displayed.</text:p>
              </text:list-item>
              <text:list-item>
                <text:p text:style-name="P16">Main menu is at the top of all pages.</text:p>
              </text:list-item>
            </text:list>
          </table:table-cell>
          <table:table-cell table:style-name="Table1.B2" office:value-type="string">
            <text:list xml:id="list181021792086192" text:continue-list="list181021445711293" text:style-name="L1">
              <text:list-header>
                <text:p text:style-name="P22">Add new call:</text:p>
              </text:list-header>
              <text:list-item text:start-value="1">
                <text:p text:style-name="P15">Click 'Calls' menu item</text:p>
              </text:list-item>
              <text:list-item>
                <text:p text:style-name="P15">Click 'Add New Call'</text:p>
              </text:list-item>
              <text:list-item>
                <text:p text:style-name="P15">Select call type based on call situation</text:p>
              </text:list-item>
              <text:list-item>
                <text:p text:style-name="P15">Click 'continue'</text:p>
              </text:list-item>
              <text:list-item>
                <text:p text:style-name="P15">Complete call with specific details.</text:p>
              </text:list-item>
              <text:list-item>
                <text:p text:style-name="P15">Click 'Update Call'</text:p>
              </text:list-item>
            </text:list>
          </table:table-cell>
        </table:table-row>
        <table:table-row>
          <table:table-cell table:style-name="Table1.A2" office:value-type="string">
            <text:p text:style-name="P3">List open calls:</text:p>
            <text:list xml:id="list600061387" text:style-name="L3">
              <text:list-item>
                <text:p text:style-name="P18">Click 'Calls' menu item</text:p>
              </text:list-item>
              <text:list-item>
                <text:p text:style-name="P18">Click 'My Calls'</text:p>
              </text:list-item>
              <text:list-item>
                <text:p text:style-name="P18">Select specific call <text:span text:style-name="T6">from listing</text:span></text:p>
              </text:list-item>
              <text:list-item>
                <text:p text:style-name="P19">Make and save any updates.</text:p>
              </text:list-item>
            </text:list>
          </table:table-cell>
          <table:table-cell table:style-name="Table1.B2" office:value-type="string">
            <text:p text:style-name="P14">List closed calls:</text:p>
            <text:list xml:id="list26455808" text:style-name="L4">
              <text:list-item>
                <text:p text:style-name="P20">Click 'Calls' menu item</text:p>
              </text:list-item>
              <text:list-item>
                <text:p text:style-name="P20">Click 'My Closed'</text:p>
              </text:list-item>
              <text:list-item>
                <text:p text:style-name="P21"><text:span text:style-name="T1">Select specific call </text:span><text:span text:style-name="T2">from listing</text:span><text:span text:style-name="T1"> </text:span></text:p>
                <text:p text:style-name="P23">NOTE: only administrators can update a closed call.</text:p>
              </text:list-item>
            </text:list>
          </table:table-cell>
        </table:table-row>
        <table:table-row>
          <table:table-cell table:style-name="Table1.A2" office:value-type="string">
            <text:p text:style-name="P5">Close existing call:</text:p>
            <text:list xml:id="list77175555" text:style-name="L5">
              <text:list-item>
                <text:p text:style-name="P24">Click 'Calls' menu item</text:p>
              </text:list-item>
              <text:list-item>
                <text:p text:style-name="P24">Click 'Close A Call'</text:p>
              </text:list-item>
              <text:list-item>
                <text:p text:style-name="P24">Select <text:span text:style-name="T6">specific </text:span>call <text:span text:style-name="T6">from listing</text:span></text:p>
              </text:list-item>
              <text:list-item>
                <text:p text:style-name="P24">Select value for time to resolve</text:p>
              </text:list-item>
              <text:list-item>
                <text:p text:style-name="P24">Select an appropriate resolution</text:p>
              </text:list-item>
              <text:list-item>
                <text:p text:style-name="P24">Add final comments</text:p>
              </text:list-item>
              <text:list-item>
                <text:p text:style-name="P24">Click 'Close Call'</text:p>
              </text:list-item>
            </text:list>
          </table:table-cell>
          <table:table-cell table:style-name="Table1.B2" office:value-type="string">
            <text:p text:style-name="P5">Fast close a call:</text:p>
            <text:list xml:id="list1511381864" text:style-name="L6">
              <text:list-item>
                <text:p text:style-name="P38">Click 'Calls menu item</text:p>
              </text:list-item>
              <text:list-item>
                <text:p text:style-name="P38">Click 'My Open'</text:p>
              </text:list-item>
              <text:list-item>
                <text:p text:style-name="P38">Select specific call from listing</text:p>
              </text:list-item>
              <text:list-item>
                <text:p text:style-name="P38">Make and <text:span text:style-name="T5">save</text:span> any final updates</text:p>
              </text:list-item>
              <text:list-item>
                <text:p text:style-name="P38">Click blue 'Fast Close' button</text:p>
              </text:list-item>
              <text:list-item>
                <text:p text:style-name="P39">Provide appropriate closing information</text:p>
              </text:list-item>
              <text:list-item>
                <text:p text:style-name="P39">Click 'Close Call'</text:p>
              </text:list-item>
            </text:list>
          </table:table-cell>
        </table:table-row>
        <table:table-row>
          <table:table-cell table:style-name="Table1.A2" office:value-type="string">
            <text:p text:style-name="P5">List All<text:span text:style-name="T5"> Open Calls:</text:span></text:p>
            <text:list xml:id="list3614782904" text:style-name="L7">
              <text:list-item>
                <text:p text:style-name="P25">Click 'Calls' menu item</text:p>
              </text:list-item>
              <text:list-item>
                <text:p text:style-name="P25">Click 'All Open' </text:p>
              </text:list-item>
              <text:list-item>
                <text:p text:style-name="P25">Select specific call from listing</text:p>
              </text:list-item>
              <text:list-item>
                <text:p text:style-name="P25">Make and save any updates</text:p>
                <text:p text:style-name="P44">(NOTE: calls opened by another can not be closed.</text:p>
              </text:list-item>
            </text:list>
          </table:table-cell>
          <table:table-cell table:style-name="Table1.B2" office:value-type="string">
            <text:p text:style-name="P6">Search all calls:</text:p>
            <text:list xml:id="list78564527" text:style-name="L8">
              <text:list-item>
                <text:p text:style-name="P40">Click 'Calls' menu item</text:p>
              </text:list-item>
              <text:list-item>
                <text:p text:style-name="P40">Click 'Search Calls'</text:p>
              </text:list-item>
              <text:list-item>
                <text:p text:style-name="P41">Select 'Open' or 'Closed'</text:p>
              </text:list-item>
              <text:list-item>
                <text:p text:style-name="P41">Enter target character string to search for</text:p>
              </text:list-item>
              <text:list-item>
                <text:p text:style-name="P41">Select specific call from results or enter new target string</text:p>
              </text:list-item>
            </text:list>
          </table:table-cell>
        </table:table-row>
        <table:table-row>
          <table:table-cell table:style-name="Table1.A2" office:value-type="string">
            <text:p text:style-name="P7">Send an <text:span text:style-name="T10">case </text:span>email to caller:</text:p>
            <text:list xml:id="list3770443531" text:style-name="L9">
              <text:list-item>
                <text:p text:style-name="P26">Open the appropriate call record</text:p>
              </text:list-item>
              <text:list-item>
                <text:p text:style-name="P26">Make sure call record includes a valid email address</text:p>
              </text:list-item>
              <text:list-item>
                <text:p text:style-name="P26">Click the blue envelope icon to open send email form</text:p>
              </text:list-item>
              <text:list-item>
                <text:p text:style-name="P26">Review information about message at top of page</text:p>
              </text:list-item>
              <text:list-item>
                <text:p text:style-name="P26">Enter subject of email into subject line</text:p>
              </text:list-item>
              <text:list-item>
                <text:p text:style-name="P26">Select appropriate template or enter the mes<text:span text:style-name="T11">s</text:span>age text.</text:p>
              </text:list-item>
              <text:list-item>
                <text:p text:style-name="P29">If necessary, edit body text of message</text:p>
              </text:list-item>
              <text:list-item>
                <text:p text:style-name="P26">Click 'Send'</text:p>
              </text:list-item>
            </text:list>
            <text:p text:style-name="P10">NOTE: From address:'hotline@pacificwildlifecare.org</text:p>
          </table:table-cell>
          <table:table-cell table:style-name="Table1.B2" office:value-type="string">
            <text:p text:style-name="P7">Check email in-box:</text:p>
            <text:list xml:id="list3928636940" text:style-name="L10">
              <text:list-item>
                <text:p text:style-name="P27">Click 'External' menu item</text:p>
              </text:list-item>
              <text:list-item>
                <text:p text:style-name="P27">Click 'Hotline Email' </text:p>
              </text:list-item>
              <text:list-item>
                <text:p text:style-name="P27">Review information at top of page</text:p>
              </text:list-item>
              <text:list-item>
                <text:p text:style-name="P27">Click 'Email System' button</text:p>
              </text:list-item>
              <text:list-item>
                <text:p text:style-name="P27"><text:span text:style-name="T13">Enter</text:span> documented user id and <text:s/>password</text:p>
              </text:list-item>
              <text:list-item>
                <text:p text:style-name="P27">Review and maintain email message in in-box. <text:s/>Copy/paste relevant info back into call record.</text:p>
              </text:list-item>
            </text:list>
            <text:p text:style-name="P11">NOTE<text:span text:style-name="T13">S</text:span>: </text:p>
            <text:list xml:id="list4206198633" text:style-name="L11">
              <text:list-item>
                <text:p text:style-name="P28">Response to ALL email sent in CTS2 will be listed in this in-box. <text:s/>Make sure to update appropriate call records info with replies if appropriate.</text:p>
              </text:list-item>
              <text:list-item>
                <text:p text:style-name="P31">In-box opens in a new tab.</text:p>
              </text:list-item>
            </text:list>
          </table:table-cell>
        </table:table-row>
      </table:table>
      <text:p text:style-name="Text_20_body"/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P7">Check case status in WRMD:</text:p>
              <text:list xml:id="list3193291975" text:style-name="L12">
                <text:list-item>
                  <text:p text:style-name="P32">Click 'External' menu item</text:p>
                </text:list-item>
                <text:list-item>
                  <text:p text:style-name="P32">Click 'WRMD Case Mgment' </text:p>
                </text:list-item>
                <text:list-item>
                  <text:p text:style-name="P32">Click 'Sign In' of WRMD login page</text:p>
                </text:list-item>
                <text:list-item>
                  <text:p text:style-name="P32">Log in using documented user id and password</text:p>
                </text:list-item>
                <text:list-item>
                  <text:p text:style-name="P32"><text:span text:style-name="T13">Click 'Search Patients' in Quick Links</text:span> </text:p>
                </text:list-item>
                <text:list-item>
                  <text:p text:style-name="P30">Enter search criteria and click 'Search Records'</text:p>
                </text:list-item>
                <text:list-item>
                  <text:p text:style-name="P32">Make sure to note WRMD case number and update the call record with it.</text:p>
                </text:list-item>
              </text:list>
              <text:p text:style-name="P12">NOTE: WRMD opens in a new tab.</text:p>
            </table:table-cell>
            <table:table-cell table:style-name="Table2.B1" office:value-type="string">
              <text:p text:style-name="P7">Add/<text:span text:style-name="T7">check</text:span> Bulletin Board:</text:p>
              <text:list xml:id="list2263160988" text:style-name="L13">
                <text:list-item>
                  <text:p text:style-name="P42"><text:span text:style-name="T3">C</text:span><text:span text:style-name="T1">lick 'BBoard' menu item</text:span></text:p>
                </text:list-item>
                <text:list-item>
                  <text:p text:style-name="P33">Click '+' in heading to add a new item</text:p>
                </text:list-item>
                <text:list-item>
                  <text:p text:style-name="P33">Edit/Delete/Print an item using icons</text:p>
                </text:list-item>
                <text:list-item>
                  <text:p text:style-name="P33">Type into Filter to list only items with target string.</text:p>
                </text:list-item>
                <text:list-item>
                  <text:p text:style-name="P33">Select specific item from results list.</text:p>
                  <text:p text:style-name="P45"><text:span text:style-name="T1">NOTE: you can only Edit/Delete your own </text:span><text:span text:style-name="T4">bulletin board</text:span><text:span text:style-name="T1"> item(s).</text:span></text:p>
                </text:list-item>
              </text:list>
            </table:table-cell>
          </table:table-row>
        </table:table-header-rows>
        <table:table-row>
          <table:table-cell table:style-name="Table2.A2" office:value-type="string">
            <text:p text:style-name="P8">Access Web Resources:</text:p>
            <text:list xml:id="list2048878536" text:style-name="L14">
              <text:list-item>
                <text:p text:style-name="P34">Click 'Resource Links' menu item</text:p>
              </text:list-item>
              <text:list-item>
                <text:p text:style-name="P34">Click link of <text:span text:style-name="T8">selected </text:span>target</text:p>
                <text:p text:style-name="P46">NOTE: <text:span text:style-name="T9">Linked resources open up in a new tab.</text:span></text:p>
              </text:list-item>
            </text:list>
          </table:table-cell>
          <table:table-cell table:style-name="Table2.B2" office:value-type="string">
            <text:p text:style-name="P8">Access Reference documentation:</text:p>
            <text:list xml:id="list1232462213" text:style-name="L15">
              <text:list-item>
                <text:p text:style-name="P35">Click 'Forms &amp; Docs' menu item</text:p>
              </text:list-item>
              <text:list-item>
                <text:p text:style-name="P35">Type into Filter to list only items with target string OR</text:p>
              </text:list-item>
              <text:list-item>
                <text:p text:style-name="P35">Click group button of target topic</text:p>
              </text:list-item>
              <text:list-item>
                <text:p text:style-name="P35">Access document or form by clicking the name</text:p>
              </text:list-item>
            </text:list>
            <text:p text:style-name="P9">NOTE: Document or form opens in a new tab.</text:p>
          </table:table-cell>
        </table:table-row>
        <table:table-row>
          <table:table-cell table:style-name="Table2.A2" office:value-type="string">
            <text:p text:style-name="P12">Reports</text:p>
            <text:list xml:id="list4190854824" text:style-name="L16">
              <text:list-item>
                <text:p text:style-name="P36">Click 'Reports' menu item</text:p>
              </text:list-item>
              <text:list-item>
                <text:p text:style-name="P36">Select desired report from menu list</text:p>
              </text:list-item>
            </text:list>
            <text:p text:style-name="P13">NOTE: </text:p>
            <text:list xml:id="list1300868914" text:style-name="L17">
              <text:list-item>
                <text:p text:style-name="P37">All reports will open in a new tab.</text:p>
              </text:list-item>
              <text:list-item>
                <text:p text:style-name="P43"><text:span text:style-name="T4">A</text:span><text:span text:style-name="T1">ll reports are self documented.</text:span></text:p>
              </text:list-item>
            </text:list>
            <text:p text:style-name="P12"/>
          </table:table-cell>
          <table:table-cell table:style-name="Table2.B2" office:value-type="string">
            <text:p text:style-name="P8"/>
          </table:table-cell>
        </table:table-row>
      </table:table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Arial" svg:font-family="Arial" style:font-family-generic="swiss"/>
    <style:font-face style:name="FreeSans1" svg:font-family="FreeSans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5T12:15:08.954513812</meta:creation-date>
    <dc:title>default</dc:title>
    <meta:editing-duration>PT17M46S</meta:editing-duration>
    <meta:editing-cycles>6</meta:editing-cycles>
    <meta:generator>LibreOffice/6.0.7.3$Linux_X86_64 LibreOffice_project/00m0$Build-3</meta:generator>
    <meta:initial-creator>Dave Klinzman</meta:initial-creator>
    <dc:date>2018-12-28T18:10:20.596918535</dc:date>
    <dc:creator>Dave Klinzman</dc:creator>
    <meta:document-statistic meta:table-count="2" meta:image-count="0" meta:object-count="0" meta:page-count="2" meta:paragraph-count="105" meta:word-count="650" meta:character-count="3534" meta:non-whitespace-character-count="3058"/>
    <meta:template xlink:type="simple" xlink:actuate="onRequest" xlink:title="default" xlink:href="../../../../../.config/libreoffice/4/user/template/default.ott" meta:date="2018-12-25T12:15:07.111724971"/>
  </office:meta>
</office:document-meta>
</file>